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3ef6"/>
    </style:style>
    <style:style style:name="T1" style:family="text">
      <style:text-properties officeooo:rsid="00093e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2"/>ASSIGNMENT </text:p>
      <text:p text:style-name="P1"/>
      <text:p text:style-name="P1">MODULE 10 :</text:p>
      <text:p text:style-name="P1"/>
      <text:p text:style-name="P1"/>
      <text:p text:style-name="P1">1. Student(StdNo Primary Key, StdName, StdAddress,StdCity,StdState,StdZip,StdEmail) Lender(LenderNo Primary Key, LenderName)</text:p>
      <text:p text:style-name="P1">Loan(LoanNo Primary Key, ProcDate, DisbMethod, DisbBank, DateAuth,NoteValue,Subsidized, Rate) </text:p>
      <text:p text:style-name="P1">Institution(InstId primary key, InstName , InstMascot) </text:p>
      <text:p text:style-name="P1">DisburseLine(DateSent Primary Key, Amount,OrigFee,GuarFee)</text:p>
      <text:p text:style-name="P1"/>
      <text:p text:style-name="P1"/>
      <text:p text:style-name="P1">2. Loan(LoanNo Primary Key, ProcDate, DisbMethod, DisbBank, DateAuth,NoteValue,Subsidized, Rate , StdNo NotNull,InstId NotNull , Lender NOTNULL , Foreign key(StdNo) references Student ,Foreign key(InstId) references Institution ,Foreign key(LenderNo) references Lender )</text:p>
      <text:p text:style-name="P1"/>
      <text:p text:style-name="P1"><text:s/>DisburseLine(DateSent Primary Key, Amount,OrigFee,GuarFee , Foreign Key(LoanNo) references Loan)</text:p>
      <text:p text:style-name="P1"/>
      <text:p text:style-name="P1">3. M-N relationship is not present <text:span text:style-name="T1">in this ER diagram</text:span>.</text:p>
      <text:p text:style-name="P1"/>
      <text:p text:style-name="P1">4. Identification dependency rule is used to include LoanNo in DisburseLine(LoanNo NotNull,DateSent ,Amount,OrigFee,GuarFee , Foreign Key(LoanNo) references Loan,Primary Key(LoanNo,DataSent)</text:p>
      <text:p text:style-name="P1"/>
      <text:p text:style-name="P1">5. Using the 1-M relationship rule for decomposed relationships.</text:p>
      <text:p text:style-name="P1">Account(ActId PrimaryKey, decAccNo , ActName, Balance , ForeignKey(decAccNo) References Account)</text:p>
      <text:p text:style-name="P1"/>
      <text:p text:style-name="P1"/>
      <text:p text:style-name="P1"/>
      <text:p text:style-name="P1">6. Owner(OwnId PrimaryKey , OwnName , OwnPhone )</text:p>
      <text:p text:style-name="P1">Property(PropId PrimaryKey, BldgName , UnitNo , Bdrms) </text:p>
      <text:p text:style-name="P1">Shares(OwnId , PropId, StartWeek, EndWeek, ForeignKey(PropId) references Property, ForeignKey(OwnId) references Owner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2:10:38.144974423</meta:creation-date>
    <dc:date>2022-04-25T12:14:01.249633763</dc:date>
    <meta:editing-duration>PT3M23S</meta:editing-duration>
    <meta:editing-cycles>1</meta:editing-cycles>
    <meta:document-statistic meta:table-count="0" meta:image-count="0" meta:object-count="0" meta:page-count="1" meta:paragraph-count="15" meta:word-count="145" meta:character-count="1408" meta:non-whitespace-character-count="1211"/>
    <meta:generator>LibreOffice/6.4.7.2$Linux_X86_64 LibreOffice_project/40$Build-2</meta:generator>
  </office:meta>
</office:document-meta>
</file>